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43e"/>
    </style:style>
    <style:style style:name="T1" style:family="text">
      <style:text-properties officeooo:rsid="0001443e"/>
    </style:style>
    <style:style style:name="T2" style:family="text">
      <style:text-properties fo:font-variant="normal" fo:text-transform="none" fo:color="#333333" style:font-name="Helvetica" fo:font-size="10.5pt" fo:letter-spacing="normal" fo:font-style="normal" fo:font-weight="normal" officeooo:rsid="00014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mpt:</text:span></text:p>
      <text:p text:style-name="P1"><text:span text:style-name="T2">Create a highly scrollable video interface (with video profile and flow graph) for browsing and examination - OpenCV maybe needed. Center the video frame, and display profile and flow graph in a frame. This display should be scrollable and clickable in frame selection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1:29:01.09</meta:creation-date>
    <dc:date>2013-03-22T11:30:30.86</dc:date>
    <meta:editing-duration>P0D</meta:editing-duration>
    <meta:editing-cycles>1</meta:editing-cycles>
    <meta:document-statistic meta:table-count="0" meta:image-count="0" meta:object-count="0" meta:page-count="1" meta:paragraph-count="2" meta:word-count="44" meta:character-count="277" meta:non-whitespace-character-count="234"/>
    <meta:generator>LibreOffice/4.0.1.2$Windows_x86 LibreOffice_project/84102822e3d61eb989ddd325abf1ac077904985</meta:generator>
  </office:meta>
</office:document-meta>
</file>